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21f1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s is a <text:span text:style-name="T1">Heading 1</text:span></text:h>
      <text:p text:style-name="Text_20_body">This a paragraph of style “<text:span text:style-name="T1">Text Body”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9:07:58.217702947</meta:creation-date>
    <dc:date>2015-04-11T09:31:34.505999574</dc:date>
    <meta:editing-duration>PT24M54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12" meta:character-count="57" meta:non-whitespace-character-count="47"/>
  </office:meta>
</office:document-meta>
</file>